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0b056" officeooo:paragraph-rsid="0000b056" style:font-size-asian="15.75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5pt" officeooo:rsid="0000b056" officeooo:paragraph-rsid="0000b056" style:font-size-asian="13.1000003814697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officeooo:rsid="00020dcc" officeooo:paragraph-rsid="00020dcc" style:font-size-asian="13.1000003814697pt" style:font-size-complex="15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6" style:family="paragraph" style:parent-style-name="Standard">
      <style:paragraph-properties fo:text-align="justify" style:justify-single-word="false"/>
      <style:text-properties fo:font-size="15pt" officeooo:rsid="0000b056" officeooo:paragraph-rsid="0000b056" style:font-size-asian="13.1000003814697pt" style:font-size-complex="15pt"/>
    </style:style>
    <style:style style:name="P7" style:family="paragraph" style:parent-style-name="Standard">
      <style:paragraph-properties fo:text-align="justify" style:justify-single-word="false"/>
      <style:text-properties fo:font-size="15pt" officeooo:rsid="00020dcc" officeooo:paragraph-rsid="00020dcc" style:font-size-asian="13.1000003814697pt" style:font-size-complex="15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officeooo:rsid="00020dcc"/>
    </style:style>
    <style:style style:name="T2" style:family="text">
      <style:text-properties fo:color="#800000" style:font-name="Monospace" fo:font-size="10pt" fo:font-weight="bold" style:font-size-asian="10pt" style:font-weight-asian="bold"/>
    </style:style>
    <style:style style:name="T3" style:family="text">
      <style:text-properties fo:color="#800000" style:font-name="Consolas" fo:font-size="10pt" fo:font-weight="bold" style:font-size-asian="10pt" style:font-weight-asian="bold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Consolas" fo:font-size="10pt" style:font-size-asian="10pt"/>
    </style:style>
    <style:style style:name="T6" style:family="text">
      <style:text-properties fo:color="#000080" style:font-name="Monospace" fo:font-size="10pt" fo:font-weight="bold" style:font-size-asian="10pt" style:font-weight-asian="bold"/>
    </style:style>
    <style:style style:name="T7" style:family="text">
      <style:text-properties fo:color="#000080" style:font-name="Consolas" fo:font-size="10pt" fo:font-weight="bold" style:font-size-asian="10pt" style:font-weight-asian="bold"/>
    </style:style>
    <style:style style:name="T8" style:family="text">
      <style:text-properties fo:color="#ff0000" style:font-name="Monospace" fo:font-size="10pt" style:font-size-asian="10pt"/>
    </style:style>
    <style:style style:name="T9" style:family="text">
      <style:text-properties fo:color="#ff0000" style:font-name="Consolas" fo:font-size="10pt" style:font-size-asian="10pt"/>
    </style:style>
    <style:style style:name="T10" style:family="text">
      <style:text-properties fo:color="#ff0000" style:font-name="Consolas" fo:font-size="10pt" fo:font-weight="bold" style:font-size-asian="10pt" style:font-weight-asian="bold"/>
    </style:style>
    <style:style style:name="T11" style:family="text">
      <style:text-properties fo:color="#008000" style:font-name="Monospace" fo:font-size="10pt" style:font-size-asian="10pt"/>
    </style:style>
    <style:style style:name="T12" style:family="text">
      <style:text-properties fo:color="#008000" style:font-name="Consolas" fo:font-size="10pt" style:font-size-asian="10pt"/>
    </style:style>
    <style:style style:name="T13" style:family="text">
      <style:text-properties fo:color="#0000ff" style:font-name="Consolas" fo:font-size="10pt" style:font-size-asian="10pt"/>
    </style:style>
    <style:style style:name="T14" style:family="text">
      <style:text-properties fo:color="#0000ff" style:font-name="Monospace" fo:font-size="10pt" style:font-size-asian="10pt"/>
    </style:style>
    <style:style style:name="T15" style:family="text">
      <style:text-properties officeooo:rsid="0007ac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предни извештаи од базата</text:p>
      <text:p text:style-name="P1"/>
      <text:p text:style-name="P2"/>
      <text:p text:style-name="P2">1. Корисник кој има истрчано највеќе метри последниот месец.</text:p>
      <text:p text:style-name="P2"><text:span text:style-name="T2">create</text:span><text:span text:style-name="T4"> </text:span><text:span text:style-name="T2">view</text:span><text:span text:style-name="T4"> najMaratonec </text:span><text:span text:style-name="T2">as</text:span></text:p>
      <text:p text:style-name="P4"><text:span text:style-name="T4"><text:tab/></text:span><text:span text:style-name="T2">select</text:span><text:span text:style-name="T4"> </text:span><text:span text:style-name="T6">max</text:span><text:span text:style-name="T4">(sm) </text:span><text:span text:style-name="T2">as</text:span><text:span text:style-name="T4"> metri, ime </text:span><text:span text:style-name="T2">from</text:span></text:p>
      <text:p text:style-name="P4"><text:span text:style-name="T4"><text:tab/><text:tab/>(</text:span><text:span text:style-name="T2">SELECT</text:span><text:span text:style-name="T4"> </text:span><text:span text:style-name="T6">sum</text:span><text:span text:style-name="T4">(</text:span><text:span text:style-name="T2">distinct</text:span><text:span text:style-name="T4"> metri) </text:span><text:span text:style-name="T2">as</text:span><text:span text:style-name="T4"> sm, dnevnici.korisnik </text:span><text:span text:style-name="T2">as</text:span><text:span text:style-name="T4"> korisnik</text:span></text:p>
      <text:p text:style-name="P4"><text:span text:style-name="T4"><text:tab/><text:tab/></text:span><text:span text:style-name="T2">from</text:span><text:span text:style-name="T4"> dnevnici_za_trchanje, dnevnici </text:span></text:p>
      <text:p text:style-name="P4"><text:span text:style-name="T4"><text:tab/><text:tab/></text:span><text:span text:style-name="T2">where</text:span><text:span text:style-name="T4"> dnevnik_fk = dnevnik_id </text:span><text:span text:style-name="T2">and</text:span><text:span text:style-name="T4"> datum &gt; <text:s/></text:span><text:span text:style-name="T6">now</text:span><text:span text:style-name="T4">() - </text:span><text:span text:style-name="T6">INTERVAL</text:span><text:span text:style-name="T4"> </text:span><text:span text:style-name="T11">'1 months'</text:span></text:p>
      <text:p text:style-name="P4"><text:span text:style-name="T4"><text:tab/><text:tab/></text:span><text:span text:style-name="T2">group</text:span><text:span text:style-name="T4"> </text:span><text:span text:style-name="T2">by</text:span><text:span text:style-name="T4"> </text:span></text:p>
      <text:p text:style-name="P4"><text:span text:style-name="T4"><text:tab/><text:tab/><text:tab/>korisnik) </text:span><text:span text:style-name="T2">as</text:span><text:span text:style-name="T4"> najjak, korisnici</text:span></text:p>
      <text:p text:style-name="P4"><text:span text:style-name="T4"><text:tab/><text:tab/><text:tab/></text:span><text:span text:style-name="T2">where</text:span></text:p>
      <text:p text:style-name="P4"><text:span text:style-name="T4"><text:tab/><text:tab/><text:tab/>najjak.korisnik = korisnik_id</text:span></text:p>
      <text:p text:style-name="P4"><text:span text:style-name="T4"><text:tab/><text:tab/><text:tab/></text:span><text:span text:style-name="T2">group</text:span><text:span text:style-name="T4"> </text:span><text:span text:style-name="T2">by</text:span><text:span text:style-name="T4"> ime</text:span></text:p>
      <text:p text:style-name="P4"><text:span text:style-name="T4"><text:tab/><text:tab/></text:span><text:span text:style-name="T2">order</text:span><text:span text:style-name="T4"> </text:span><text:span text:style-name="T2">by</text:span><text:span text:style-name="T4"> metri </text:span><text:span text:style-name="T2">desc</text:span></text:p>
      <text:p text:style-name="P2"><text:span text:style-name="T4"><text:tab/><text:tab/></text:span><text:span text:style-name="T2">limit</text:span><text:span text:style-name="T4"> </text:span><text:span text:style-name="T14">1</text:span><text:span text:style-name="T8">;</text:span></text:p>
      <text:p text:style-name="P2">2. Корисник кој има изедено најмалку калории последниот месец.</text:p>
      <text:p text:style-name="P2"/>
      <text:p text:style-name="P2">3. <text:span text:style-name="T1">Корисник кој има направено највеќе склекови последниот месец.</text:span></text:p>
      <text:p text:style-name="P3">4. Инструктор кој има најкористена програма за исхрана.</text:p>
      <text:p text:style-name="P3">5. Спорт кој е највеќе трениран.</text:p>
      <text:p text:style-name="P3">6. Омилен пиалок</text:p>
      <text:p text:style-name="P3"/>
      <text:p text:style-name="P3">* <text:span text:style-name="T15">Фазата не е готова ја прикачуваме делумно за да го запазиме рокот ќе биде довршен наредните денови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3T23:31:25.921512187</meta:creation-date>
    <dc:date>2019-12-25T21:44:07.012170187</dc:date>
    <meta:editing-duration>PT10H54M59S</meta:editing-duration>
    <meta:editing-cycles>4</meta:editing-cycles>
    <meta:generator>LibreOffice/6.3.3.2.0$Linux_X86_64 LibreOffice_project/30$Build-2</meta:generator>
    <meta:document-statistic meta:table-count="0" meta:image-count="0" meta:object-count="0" meta:page-count="1" meta:paragraph-count="20" meta:word-count="118" meta:character-count="784" meta:non-whitespace-character-count="658"/>
  </office:meta>
</office:document-meta>
</file>